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lTestsRunner.getFai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sRunAllTestsHalfManualTest.shouldRunInMultiple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hreadsRunAllTestsHalfManualTest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llTestsRunner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ThreadsRunAllTestsHalfManualTest.runInMultipleThreads( int numberOfThread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